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9Z0D8IASTKK?a_id=3634BBTX0OU7RYNYMS7U1833SS1FID&amp;b_id=3558091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8ULVCB6OYU3O?a_id=39KFRKBFINVNNBFWPDCNAQ65AC3OYR&amp;b_id=3558091" xlink:type="simple">A28ULVCB6OYU3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Code: THOREAU It took about ten minutes. I think it was to see if we can see how truthful people are based on the sound of their voic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D8QW5F2RXVXZ?a_id=3DOCMVPBTNEBTRB6HW3ZEL8TGIYNNP&amp;b_id=3558091" xlink:type="simple">A1D8QW5F2RXVX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ink I improved my deception detecti..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KD64K2S701VD?a_id=3R08VXYT7CVCD0SXTQDXE7ZU9F57WX&amp;b_id=3558091" xlink:type="simple">A1KD64K2S701V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he task took me 10 minutes, I think you are testing how people hide the truth in the tone of their voice. Thank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ZDO5ZO0EEL6?a_id=3RXCAC0YIRPKGS7GOQ1L6491QBKG8T&amp;b_id=3558091" xlink:type="simple">APZDO5ZO0EEL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J3DW4K1APMFA?a_id=33CUSNVVNNC5ND1Y5SPXERS32TJ88J&amp;b_id=3558091" xlink:type="simple">AJ3DW4K1APMFA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Did not take very long. No idea what was being tested. Perhaps whether people what someone is saying if they hesitate or go 'um' before speaking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IDY15ODYS8?a_id=3F0BG9B9MPNG25NX8RVLZ4KAKOKY74&amp;b_id=3558091" xlink:type="simple">A3PIDY15ODYS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BQT5SJI6F3R?a_id=3KMS4QQVK2QYXTDMMVS6EOIGKXLFKL&amp;b_id=3558091" xlink:type="simple">A1LBQT5SJI6F3R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THOREAU (It took me almost 14 min to complete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RKMZRUZ5AXOQ?a_id=3QUO65DNQUO662VRFCFY750SEPEUON&amp;b_id=3558091" xlink:type="simple">A3RKMZRUZ5AXOQ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CIO03DHIR6K1?a_id=308XBLVESI4U7GE17DF7WAD90SKBRR&amp;b_id=3558091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M83EQ8G7ZQZ?a_id=33CKWXB73JK51DXS7M73K7INAIZ112&amp;b_id=3558091" xlink:type="simple">A10M83EQ8G7ZQ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THIS GOOD AND INTEREST THIS GAM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6XACZD4J9VW?a_id=3634BBTX0OU7RYNYMS7U1833SUTFI9&amp;b_id=3558091" xlink:type="simple">AZ6XACZD4J9VW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EOQRKVJAY5UR?a_id=37Q970SNZE85VXWMK5MNG85W0IC1SM&amp;b_id=3558091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I8EWT2DMNAKU?a_id=37UEWGM5HT8TUIW95GMIQY00EG4R1Z&amp;b_id=3558091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erhaps guessing if people think others are lying when they stall or paus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1IFZDURY55T?a_id=37ZHEEHM6WMFM2Q9J62V9AOXBO573P&amp;b_id=3558091" xlink:type="simple">A2C1IFZDURY55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9VK0RERGESB?a_id=3BWI6RSP7G9IW0668QJRS1SU2D37EO&amp;b_id=3558091" xlink:type="simple">A349VK0RERGES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RHBE09QLLSX?a_id=3IGI0VL647KTBCBIIB3CTA8Y6TTNOW&amp;b_id=3558091" xlink:type="simple">A18RHBE09QLLSX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GT2TMVBWFWI?a_id=3LJ7UR74RHDP7J10ZRO3FC2TP3E4NQ&amp;b_id=3558091" xlink:type="simple">AZGT2TMVBWFW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t was really interesting and I like this very much. This task approximately take 50 minutes and You are testing about my listening skil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6L34B23C5U1E?a_id=3PB5A5BD0V6GGE2XEL9FS4D6FTI7G5&amp;b_id=3558091" xlink:type="simple">A36L34B23C5U1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1TG8NWI71I8?a_id=3TYCR1GOTCJFMGM487YEWGBDL3HLZH&amp;b_id=3558091" xlink:type="simple">A2Z1TG8NWI71I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VERY GOOD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37W0S5B5GT8?a_id=3W8CV64QJ2ZYUTL1DOPHR0GDPJH9HG&amp;b_id=3558091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XKX3NZ9KDWVV?a_id=3XUHV3NRVKYFT6JPAYC0FKBB3NYH5X&amp;b_id=3558091" xlink:type="simple">A1XKX3NZ9KDWV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BUDCPNZKPOTQ?a_id=3YW4XOSQKQLLAAOQ9AHNV9NKLFUU1S&amp;b_id=3558091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YIETLZ16U9B?a_id=3ZDAD0O1T1DE0YUUGYCKLM5J7G6TXW&amp;b_id=3558091" xlink:type="simple">A2CYIETLZ16U9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O1BVAY4JGJ2?a_id=34Q075JO1XD5UOCAB33362ZD5RT010&amp;b_id=3558091" xlink:type="simple">A23O1BVAY4JGJ2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5K8JNOQ129T5?a_id=378XPAWRUCDCV76QBCL2N7SCVF2AIF&amp;b_id=3558091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6PE8BQQ0NOKS?a_id=3FE2ERCCZX8TEXNVYQG4XZDT6AEOPH&amp;b_id=3558091" xlink:type="simple">A16PE8BQQ0NOK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VKRGW3A4ZPC?a_id=3FPRZHYEPY7HXSR5145BFO40X7O3VR&amp;b_id=3558091" xlink:type="simple">A25VKRGW3A4ZPC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I thought it was testing how much breaks in speech affected the outcome. I would guess more pauses would mean I'd be more inclined to think the speaker was lying. The 'um's I think were red herrings. Interesting study though, good luck with your finding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WSNYLAXOTGZ?a_id=3IRIK4HM3AKKV28NTP84WZSVMR66CX&amp;b_id=3558091" xlink:type="simple">A9WSNYLAXOTG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my about 7-8 mins to complete. I'm guessing you were testing how people percieve how truthful someone can be from hearing how their voice sound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I4XP63D6GG?a_id=3OONKJ5DKCJRA3MLFLY32F84P6YOBV&amp;b_id=3558091" xlink:type="simple">A10I4XP63D6GG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XtFugZ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0M9R65VFYZGM?a_id=3Q5C1WP23M14PVYB899FNXV4MZP157&amp;b_id=3558091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5:29:14.988974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19T15:30:22.771133557</dc:date>
    <meta:editing-duration>PT22M</meta:editing-duration>
    <meta:editing-cycles>18</meta:editing-cycles>
    <meta:generator>LibreOffice/6.0.7.3$Linux_X86_64 LibreOffice_project/00m0$Build-3</meta:generator>
    <meta:document-statistic meta:table-count="1" meta:cell-count="866" meta:object-count="0"/>
  </office:meta>
</office:document-meta>
</file>